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Heading_20_2">
      <style:text-properties fo:background-color="#fff200"/>
    </style:style>
    <style:style style:name="P3" style:family="paragraph" style:parent-style-name="Text_20_body">
      <style:text-properties fo:font-weight="bold" officeooo:paragraph-rsid="001f4e9b" fo:background-color="#fff200" style:font-weight-asian="bold" style:font-weight-complex="bold"/>
    </style:style>
    <style:style style:name="P4" style:family="paragraph" style:parent-style-name="Subtitle">
      <style:text-properties officeooo:rsid="001f4e9b" officeooo:paragraph-rsid="001f4e9b"/>
    </style:style>
    <style:style style:name="P5" style:family="paragraph" style:parent-style-name="Title">
      <style:text-properties officeooo:rsid="001f4e9b" officeooo:paragraph-rsid="001f4e9b"/>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text-properties officeooo:rsid="0023dcaf" officeooo:paragraph-rsid="0023dcaf" fo:background-color="transparent"/>
    </style:style>
    <style:style style:name="P8" style:family="paragraph" style:parent-style-name="Standard">
      <style:paragraph-properties style:line-height-at-least="0.198in"/>
      <style:text-properties fo:color="#d4d4d4" loext:opacity="100%" style:font-name="Droid Sans Mono" fo:font-size="10.5pt" fo:font-weight="normal" fo:background-color="#1e1e1e"/>
    </style:style>
    <style:style style:name="P9" style:family="paragraph" style:parent-style-name="Standard">
      <style:text-properties fo:color="#d4d4d4" loext:opacity="100%" style:font-name="Droid Sans Mono" fo:font-size="10.5pt" fo:font-weight="normal" officeooo:rsid="0025bcf3" officeooo:paragraph-rsid="0025bcf3" fo:background-color="#1e1e1e"/>
    </style:style>
    <style:style style:name="P10" style:family="paragraph" style:parent-style-name="Standard">
      <style:paragraph-properties style:line-height-at-least="0.198in"/>
      <style:text-properties fo:color="#d4d4d4" loext:opacity="100%" style:font-name="Droid Sans Mono" fo:font-size="10.5pt" fo:font-weight="normal" officeooo:rsid="00278d48" officeooo:paragraph-rsid="00278d48" fo:background-color="#1e1e1e"/>
    </style:style>
    <style:style style:name="P11" style:family="paragraph" style:parent-style-name="Standard">
      <style:paragraph-properties style:line-height-at-least="0.198in"/>
      <style:text-properties fo:color="#d4d4d4" loext:opacity="100%" style:font-name="Droid Sans Mono" fo:font-size="10.5pt" fo:font-weight="normal" officeooo:rsid="002d6347" officeooo:paragraph-rsid="002d6347" fo:background-color="#1e1e1e"/>
    </style:style>
    <style:style style:name="P12" style:family="paragraph" style:parent-style-name="Standard">
      <style:paragraph-properties style:line-height-at-least="0.198in"/>
      <style:text-properties fo:color="#c586c0" loext:opacity="100%" style:font-name="Droid Sans Mono" fo:font-size="10.5pt" fo:font-weight="normal" fo:background-color="#1e1e1e"/>
    </style:style>
    <style:style style:name="P13" style:family="paragraph" style:parent-style-name="Standard">
      <style:paragraph-properties style:line-height-at-least="0.198in"/>
      <style:text-properties fo:color="#c586c0" loext:opacity="100%" style:font-name="Droid Sans Mono" fo:font-size="10.5pt" fo:font-weight="normal" officeooo:rsid="002d6347" officeooo:paragraph-rsid="002d6347" fo:background-color="#1e1e1e"/>
    </style:style>
    <style:style style:name="P14" style:family="paragraph" style:parent-style-name="Standard">
      <style:paragraph-properties style:line-height-at-least="0.198in"/>
      <style:text-properties fo:color="#000000" loext:opacity="100%" style:font-name="Liberation Serif" fo:font-size="12pt" fo:font-weight="normal" officeooo:rsid="0025bcf3" officeooo:paragraph-rsid="00278d48" fo:background-color="transparent" style:font-size-asian="12pt" style:font-size-complex="12pt"/>
    </style:style>
    <style:style style:name="P15" style:family="paragraph" style:parent-style-name="Text_20_body">
      <style:text-properties officeooo:paragraph-rsid="001f4e9b" fo:background-color="#fff200"/>
    </style:style>
    <style:style style:name="P16" style:family="paragraph" style:parent-style-name="Text_20_body">
      <style:text-properties officeooo:rsid="0025bcf3" officeooo:paragraph-rsid="0025bcf3" fo:background-color="#fff200"/>
    </style:style>
    <style:style style:name="P17" style:family="paragraph" style:parent-style-name="Text_20_body">
      <style:text-properties fo:color="#000000" loext:opacity="100%" officeooo:rsid="0025bcf3" officeooo:paragraph-rsid="0025bcf3" fo:background-color="transparent"/>
    </style:style>
    <style:style style:name="P18" style:family="paragraph" style:parent-style-name="Text_20_body">
      <style:text-properties officeooo:rsid="0025bcf3" officeooo:paragraph-rsid="0025bcf3" fo:background-color="transparent"/>
    </style:style>
    <style:style style:name="T1" style:family="text">
      <style:text-properties officeooo:rsid="001fbed0"/>
    </style:style>
    <style:style style:name="T2" style:family="text">
      <style:text-properties officeooo:rsid="001f4e9b"/>
    </style:style>
    <style:style style:name="T3" style:family="text">
      <style:text-properties officeooo:rsid="00239ddd"/>
    </style:style>
    <style:style style:name="T4" style:family="text">
      <style:text-properties style:text-position="super 58%"/>
    </style:style>
    <style:style style:name="T5" style:family="text">
      <style:text-properties style:text-position="super 58%" officeooo:rsid="00278d48"/>
    </style:style>
    <style:style style:name="T6" style:family="text">
      <style:text-properties style:text-position="0% 100%"/>
    </style:style>
    <style:style style:name="T7" style:family="text">
      <style:text-properties fo:color="#c586c0" loext:opacity="100%"/>
    </style:style>
    <style:style style:name="T8" style:family="text">
      <style:text-properties fo:color="#9cdcfe" loext:opacity="100%"/>
    </style:style>
    <style:style style:name="T9" style:family="text">
      <style:text-properties fo:color="#4ec9b0" loext:opacity="100%"/>
    </style:style>
    <style:style style:name="T10" style:family="text">
      <style:text-properties fo:color="#dcdcaa" loext:opacity="100%"/>
    </style:style>
    <style:style style:name="T11" style:family="text">
      <style:text-properties fo:color="#ce9178" loext:opacity="100%"/>
    </style:style>
    <style:style style:name="T12" style:family="text">
      <style:text-properties officeooo:rsid="0028abde"/>
    </style:style>
    <style:style style:name="T13" style:family="text">
      <style:text-properties fo:color="#569cd6" loext:opacity="100%"/>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1: <text:span text:style-name="T3">S</text:span><text:reference-mark-end text:name="Aufgabe"/><text:span text:style-name="T3">törung</text:span></text:p>
      <text:p text:style-name="P4">Team-ID: <text:reference-mark-start text:name="TeamId"/>?????<text:reference-mark-end text:name="TeamId"/></text:p>
      <text:p text:style-name="P4">Team: Teamname (oder dein Name)</text:p>
      <text:p text:style-name="P4">Bearbeiter/-innen dieser Aufgabe:<text:line-break/><text:span text:style-name="T3">Jakob Paridon</text:span></text:p>
      <text:p text:style-name="P4"><text:date style:data-style-name="N46" text:date-value="2022-09-30T18:44:37.037974703" text:fixed="true">30. Sept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text:a xlink:type="simple" xlink:href="#__RefHeading___Toc2232_4178761632" text:style-name="Index_20_Link" text:visited-style-name="Index_20_Link">Lösungsidee<text:tab/>1</text:a></text:p>
          <text:p text:style-name="P6"><text:a xlink:type="simple" xlink:href="#__RefHeading___Toc2234_4178761632" text:style-name="Index_20_Link" text:visited-style-name="Index_20_Link">Umsetzung<text:tab/>1</text:a></text:p>
          <text:p text:style-name="P6"><text:a xlink:type="simple" xlink:href="#__RefHeading___Toc2236_4178761632" text:style-name="Index_20_Link" text:visited-style-name="Index_20_Link">Beispiele<text:tab/>2</text:a></text:p>
          <text:p text:style-name="P6"><text:a xlink:type="simple" xlink:href="#__RefHeading___Toc2238_4178761632" text:style-name="Index_20_Link" text:visited-style-name="Index_20_Link">Quellcode<text:tab/>2</text:a></text:p>
        </text:index-body>
      </text:table-of-content>
      <text:p text:style-name="P1">Anleitung: Trage oben die Aufgabennummer, die Team-ID, den Team-Namen und alle Bearbeiter/-innen dieser Aufgabe mit Vor- und Namen ein. Vergiss nicht, auch den Aufgabennamen anzupassen (statt „<text:span text:style-name="T1">LibreOffice</text:span>-Dokument“)! </text:p>
      <text:p text:style-name="P1">Drücke dann F9 zur Aktualisierung, lösche diese Anleitung und lege los :)</text:p>
      <text:p text:style-name="P1">Wenn du neue Überschriften einfügst, solltest du das Inhaltsverzeichnis mittels Rechtsklick aktualisieren. </text:p>
      <text:p text:style-name="P3">Die gelb hinterlegten Texte, die hier bereits stehen, geben ein paar Hinweise zur Einsendung. Du solltest sie aber in deiner Einsendung wieder entfernen!</text:p>
      <text:h text:style-name="Heading_20_1" text:outline-level="1"><text:bookmark-start text:name="__RefHeading___Toc2232_4178761632"/>Lösungsidee<text:bookmark-end text:name="__RefHeading___Toc2232_4178761632"/></text:h>
      <text:p text:style-name="P1">Die Idee der Lösung sollte hieraus vollkommen ersichtlich werden, ohne dass auf die eigentliche Implementierung Bezug genommen wird.</text:p>
      <text:p text:style-name="P7">Um für den Lückentext passende Stellen zu finden, können die gegebenen Wörter und der Abstand zwischen ihnen ermittelt werden, um im Anschluss den gesamten Text zu durchlaufen und zu überprüfen, ob diese Wörter – mit den entsprechenden Abständen – vorkommen. Ein Satz, der der gesuchten Konfiguration entspricht, wird gespeichert und nach Ablauf des Programms können alle Lösungen gesammelt ausgegeben werden.</text:p>
      <text:p text:style-name="P2"><text:soft-page-break/>Unterüberschriften</text:p>
      <text:p text:style-name="P1">Wenn nötig, füge sinnvoll formatierte Unterpunkte ein, indem du die Formatvorlage „Überschrift 2“ (oder „Heading 2“) anwendest. Vergiss nicht, das Inhaltsverzeichnis anschließend wieder mittels Rechtsklick zu aktualisieren.</text:p>
      <text:h text:style-name="Heading_20_1" text:outline-level="1"><text:bookmark-start text:name="__RefHeading___Toc2234_4178761632"/>Umsetzung<text:bookmark-end text:name="__RefHeading___Toc2234_4178761632"/></text:h>
      <text:p text:style-name="P1">Hier wird kurz erläutert, wie die Lösungsidee im Programm tatsächlich umgesetzt wurde. Hier können auch Implementierungsdetails erwähnt werden.</text:p>
      <text:p text:style-name="P17">Nach dem Einlesen des gesuchten Textes und des Buches – hieraus werden alle Satzzeichen entfernt, um eine korrekte Erkennung der Wörter zu ermöglichen – werden alle Wörter (inklusive der Lücken) in Listen übertragen.</text:p>
      <text:p text:style-name="P17">Nun werden für jedes Wort die Stellen, an denen Wörter gegeben sind, gespeichert<text:span text:style-name="T4">1</text:span><text:span text:style-name="T6">. </text:span></text:p>
      <text:p text:style-name="P17">Im Anschluss wird der gesamte Text durchlaufen, wobei überprüft wird, ob an der untersuchten Stelle im Text alle Wörter an passenden Positionen stehen. Hierzu wird der Index des momentan untersuchten Wortes jeweils mit der Zahl der Stelle addiert, an welcher ein Wort im zu suchenden Text gegeben ist<text:span text:style-name="T5">2</text:span>. Nur, wenn alle Wörter an der passenden Stelle stehen<text:span text:style-name="T5">2</text:span>, werden alle gesuchten Wörter in einen Satz zusammengefasst und im Anschluss gespeichert<text:span text:style-name="T5">3</text:span>. </text:p>
      <text:h text:style-name="Heading_20_1" text:outline-level="1"><text:bookmark-start text:name="__RefHeading___Toc2236_4178761632"/>Beispiele<text:bookmark-end text:name="__RefHeading___Toc2236_4178761632"/></text:h>
      <text:p text:style-name="P1">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 </text:p>
      <text:p text:style-name="P18">1.) Speichern aller Stellen mit gegebenen Wörtern <text:s/></text:p>
      <text:p text:style-name="P9"><text:span text:style-name="T7">for</text:span> <text:span text:style-name="T8">i</text:span> <text:span text:style-name="T7">in</text:span> <text:span text:style-name="T9">range</text:span>(<text:span text:style-name="T10">len</text:span>(<text:span text:style-name="T8">searchWords</text:span>)):</text:p>
      <text:p text:style-name="P8"><text:span text:style-name="T7"><text:tab/>if</text:span> <text:span text:style-name="T8">searchWords</text:span>[<text:span text:style-name="T8">i</text:span>] != <text:span text:style-name="T11">"_"</text:span>:</text:p>
      <text:p text:style-name="P8"><text:span text:style-name="T8"><text:tab/><text:tab/>searchIndices</text:span>.<text:span text:style-name="T10">append</text:span>(<text:span text:style-name="T8">i</text:span>) <text:s/></text:p>
      <text:p text:style-name="P8"/>
      <text:p text:style-name="P14">2.) Untersuchen, ob gegebene Wörter im Text an der richtigen Stelle stünden </text:p>
      <text:p text:style-name="P10"><text:span text:style-name="T7">for</text:span> <text:span text:style-name="T8">origIndex</text:span> <text:span text:style-name="T7">in</text:span> <text:span text:style-name="T9">range</text:span>(<text:span text:style-name="T10">len</text:span>(<text:span text:style-name="T8">originWords</text:span>)):</text:p>
      <text:p text:style-name="P8"><text:span text:style-name="T8"><text:tab/>fit</text:span> = <text:span text:style-name="T13">True</text:span></text:p>
      <text:p text:style-name="P8"><text:span text:style-name="T7"><text:tab/>for</text:span> <text:span text:style-name="T8">searchIndex</text:span> <text:span text:style-name="T7">in</text:span> <text:span text:style-name="T8">searchIndices</text:span>:</text:p>
      <text:p text:style-name="P8"><text:span text:style-name="T7"><text:tab/><text:tab/>if</text:span> <text:span text:style-name="T8">originWords</text:span>[<text:span text:style-name="T8">origIndex</text:span>+<text:span text:style-name="T8">searchIndex</text:span>].<text:span text:style-name="T10">upper</text:span>() != <text:tab/><text:tab/><text:tab/><text:tab/><text:tab/> <text:s text:c="2"/><text:span text:style-name="T8">searchWords</text:span>[<text:span text:style-name="T8">searchIndex</text:span>].<text:span text:style-name="T10">upper</text:span>():</text:p>
      <text:p text:style-name="P8"><text:span text:style-name="T8"><text:tab/><text:tab/> <text:s text:c="2"/><text:tab/>fit</text:span> = <text:span text:style-name="T13">False</text:span></text:p>
      <text:p text:style-name="P12"><text:soft-page-break/><text:tab/><text:tab/><text:tab/>break</text:p>
      <text:p text:style-name="P12"/>
      <text:p text:style-name="P13">3.) Auslesen des Satzes und Speichern der Lösung</text:p>
      <text:p text:style-name="P11"><text:span text:style-name="T7">if</text:span> <text:span text:style-name="T8">fit</text:span> == <text:span text:style-name="T13">True</text:span>:</text:p>
      <text:p text:style-name="P8"><text:span text:style-name="T8"><text:tab/>solution</text:span> = <text:span text:style-name="T11">""</text:span></text:p>
      <text:p text:style-name="P8"><text:span text:style-name="T7"><text:tab/>for</text:span> <text:span text:style-name="T8">j</text:span> <text:span text:style-name="T7">in</text:span> <text:span text:style-name="T9">range</text:span>(<text:span text:style-name="T10">len</text:span>(<text:span text:style-name="T8">searchWords</text:span>)):</text:p>
      <text:p text:style-name="P8"><text:span text:style-name="T8"><text:tab/><text:tab/>solution</text:span> += <text:span text:style-name="T8">originWords</text:span>[<text:span text:style-name="T8">origIndex</text:span>+<text:span text:style-name="T8">j</text:span>] + <text:span text:style-name="T11">" "</text:span></text:p>
      <text:p text:style-name="P8"><text:span text:style-name="T8"><text:tab/><text:tab/>solutions</text:span>.<text:span text:style-name="T10">append</text:span>(<text:span text:style-name="T8">solution</text:span>)</text:p>
      <text:p text:style-name="P13"/>
      <text:p text:style-name="P10"/>
      <text:p text:style-name="P16"/>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text:reference-ref><text:tab/><text:tab/><text:span text:style-name="MT1">Team-ID: </text:span><text:span text:style-name="MT1"><text:reference-ref text:reference-format="text" text:ref-name="TeamId">?????</text:reference-ref></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18:44:37.466455094</meta:creation-date>
    <meta:editing-duration>PT22M41S</meta:editing-duration>
    <meta:editing-cycles>9</meta:editing-cycles>
    <meta:generator>LibreOffice/7.4.1.2$Linux_X86_64 LibreOffice_project/40$Build-2</meta:generator>
    <dc:date>2022-09-30T19:09:44.718523094</dc:date>
    <meta:document-statistic meta:table-count="0" meta:image-count="0" meta:object-count="0" meta:page-count="3" meta:paragraph-count="48" meta:word-count="473" meta:character-count="3466" meta:non-whitespace-character-count="2994"/>
  </office:meta>
</office:document-meta>
</file>